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Times, 'Times New Roman', serif"/>
    <style:font-face style:name="OpenSymbol" svg:font-family="OpenSymbol"/>
    <style:font-face style:name="Tahoma1" svg:font-family="Tahoma"/>
    <style:font-face style:name="Ubuntu" svg:font-family="Ubuntu, Arial, sans-serif"/>
    <style:font-face style:name="inherit" svg:font-family="inherit"/>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0835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2" style:family="paragraph" style:parent-style-name="Standard">
      <style:paragraph-properties fo:margin-left="0in" fo:margin-right="0in" fo:margin-top="0in" fo:margin-bottom="0.0835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3" style:family="paragraph" style:parent-style-name="Text_20_body">
      <style:paragraph-properties fo:margin-left="0in" fo:margin-right="0in" style:line-height-at-least="0.2189in" fo:widows="1" fo:text-indent="0in" style:auto-text-indent="false"/>
    </style:style>
    <style:style style:name="P4" style:family="paragraph" style:parent-style-name="Text_20_body" style:list-style-name="L1">
      <style:paragraph-properties fo:margin-left="0in" fo:margin-right="0in" fo:margin-top="0in" fo:margin-bottom="0.0835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5" style:family="paragraph" style:parent-style-name="Text_20_body" style:list-style-name="L2">
      <style:paragraph-properties fo:margin-left="0in" fo:margin-right="0in" fo:margin-top="0in" fo:margin-bottom="0.0835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6" style:family="paragraph" style:parent-style-name="Text_20_body" style:list-style-name="L3">
      <style:paragraph-properties fo:margin-left="0in" fo:margin-right="0in" fo:margin-top="0in" fo:margin-bottom="0.0835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7" style:family="paragraph" style:parent-style-name="Text_20_body">
      <style:paragraph-properties fo:margin-left="0in" fo:margin-right="0in" fo:margin-top="0in" fo:margin-bottom="0in" fo:text-indent="0in" style:auto-text-indent="false" fo:padding="0in" fo:border="none"/>
    </style:style>
    <style:style style:name="P8" style:family="paragraph" style:parent-style-name="Text_20_body" style:list-style-name="L2">
      <style:paragraph-properties fo:margin-left="0in" fo:margin-right="0in" fo:margin-top="0in" fo:margin-bottom="0in" style:line-height-at-least="0.2189in" fo:widows="1" fo:text-indent="0in" style:auto-text-indent="false" fo:padding="0in" fo:border="none"/>
      <style:text-properties fo:font-variant="normal" fo:text-transform="none" fo:color="#333333" style:font-name="Georgia" fo:font-size="11.25pt" fo:letter-spacing="normal" fo:font-style="normal" fo:font-weight="normal"/>
    </style:style>
    <style:style style:name="P9" style:family="paragraph" style:parent-style-name="Text_20_body">
      <style:paragraph-properties fo:margin-left="0in" fo:margin-right="0in" fo:margin-top="0in" fo:margin-bottom="0in" style:line-height-at-least="0.2917in" fo:widows="1" fo:text-indent="0in" style:auto-text-indent="false" fo:padding="0in" fo:border="none"/>
    </style:style>
    <style:style style:name="P10" style:family="paragraph" style:parent-style-name="Text_20_body">
      <style:paragraph-properties fo:margin-left="0in" fo:margin-right="0in" fo:margin-top="0in" fo:margin-bottom="0in" fo:text-indent="0in" style:auto-text-indent="false" fo:padding="0in" fo:border="none"/>
      <style:text-properties fo:color="#3aadf4" style:text-line-through-style="none" style:font-name="Times New Roman" style:text-underline-style="none" style:text-blinking="false"/>
    </style:style>
    <style:style style:name="P11" style:family="paragraph" style:parent-style-name="Text_20_body">
      <style:paragraph-properties fo:margin-left="0in" fo:margin-right="0in" fo:margin-top="0in" fo:margin-bottom="0in" fo:text-indent="0in" style:auto-text-indent="false" fo:padding="0in" fo:border="none"/>
      <style:text-properties style:font-name="Times New Roman"/>
    </style:style>
    <style:style style:name="P12" style:family="paragraph" style:parent-style-name="Text_20_body">
      <style:paragraph-properties fo:margin-left="0in" fo:margin-right="0in" fo:margin-top="0in" fo:margin-bottom="0in" fo:text-align="center" style:justify-single-word="false" fo:text-indent="0in" style:auto-text-indent="false" fo:padding="0in" fo:border="none"/>
      <style:text-properties style:font-name="Times New Roman"/>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style:line-height-at-least="0.2189in" fo:widows="1" fo:text-indent="0in" style:auto-text-indent="false"/>
    </style:style>
    <style:style style:name="P15" style:family="paragraph" style:parent-style-name="Text_20_body">
      <style:paragraph-properties fo:margin-left="0in" fo:margin-right="0in" style:line-height-at-least="0.2189in" fo:widows="1" fo:text-indent="0in" style:auto-text-indent="false"/>
      <style:text-properties fo:font-variant="normal" fo:text-transform="none" fo:color="#3aadf4" style:text-line-through-style="none" style:font-name="Agency FB" fo:font-size="12pt" fo:letter-spacing="normal" style:text-underline-style="none" style:text-blinking="false" style:font-size-asian="12pt" style:font-size-complex="12pt"/>
    </style:style>
    <style:style style:name="P16" style:family="paragraph" style:parent-style-name="Heading_20_1">
      <style:paragraph-properties fo:margin-left="0in" fo:margin-right="0in" style:line-height-at-least="0.2189in" fo:widows="1" fo:text-indent="0in" style:auto-text-indent="false"/>
      <style:text-properties fo:font-variant="normal" fo:text-transform="none" fo:color="#444444" style:font-name="Agency FB" fo:font-size="12pt" fo:letter-spacing="-0.0102in" fo:font-style="normal" fo:font-weight="normal" style:font-size-asian="12pt" style:font-size-complex="12pt"/>
    </style:style>
    <style:style style:name="T1" style:family="text">
      <style:text-properties fo:font-weight="bold"/>
    </style:style>
    <style:style style:name="T2" style:family="text">
      <style:text-properties fo:font-style="italic"/>
    </style:style>
    <style:style style:name="T3" style:family="text">
      <style:text-properties fo:font-variant="normal" fo:text-transform="none" fo:color="#333333" style:font-name="Georgia" fo:font-size="11.25pt" fo:letter-spacing="normal" fo:font-style="normal" fo:font-weight="normal"/>
    </style:style>
    <style:style style:name="T4" style:family="text">
      <style:text-properties fo:font-variant="normal" fo:text-transform="none" fo:color="#000000" style:font-name="inherit" fo:font-size="13.5pt" fo:letter-spacing="normal" fo:font-style="italic" fo:font-weight="bold"/>
    </style:style>
    <style:style style:name="T5" style:family="text">
      <style:text-properties fo:font-variant="normal" fo:text-transform="none" fo:color="#000000" style:font-name="inherit" fo:font-size="13.5pt" fo:letter-spacing="normal" fo:font-style="italic" fo:font-weight="normal"/>
    </style:style>
    <style:style style:name="T6" style:family="text">
      <style:text-properties fo:font-variant="normal" fo:text-transform="none" fo:color="#000000" fo:font-size="13.5pt" fo:letter-spacing="normal" fo:font-style="italic" fo:font-weight="bold"/>
    </style:style>
    <style:style style:name="T7" style:family="text">
      <style:text-properties fo:font-variant="normal" fo:text-transform="none" fo:color="#000000" fo:font-size="13.5pt" fo:letter-spacing="normal" fo:font-style="italic" fo:font-weight="normal"/>
    </style:style>
    <style:style style:name="T8" style:family="text">
      <style:text-properties fo:font-variant="normal" fo:text-transform="none" fo:color="#000000" style:font-name="Agency FB" fo:font-size="13.5pt" fo:letter-spacing="normal" fo:font-style="italic" fo:font-weight="bold"/>
    </style:style>
    <style:style style:name="T9" style:family="text">
      <style:text-properties fo:font-variant="normal" fo:text-transform="none" fo:color="#000000" style:font-name="Agency FB" fo:font-size="13.5pt" fo:letter-spacing="normal" fo:font-style="italic" fo:font-weight="normal"/>
    </style:style>
    <style:style style:name="T10" style:family="text">
      <style:text-properties fo:font-variant="normal" fo:text-transform="none" fo:color="#000000" style:font-name="Agency FB" fo:letter-spacing="normal" fo:font-style="italic" fo:font-weight="bold"/>
    </style:style>
    <style:style style:name="T11" style:family="text">
      <style:text-properties fo:font-variant="normal" fo:text-transform="none" fo:color="#000000" style:font-name="Agency FB" fo:letter-spacing="normal" fo:font-style="italic" fo:font-weight="normal"/>
    </style:style>
    <style:style style:name="T12" style:family="text">
      <style:text-properties fo:font-variant="normal" fo:text-transform="none" fo:color="#000000" style:font-name="Agency FB" fo:font-size="12pt" fo:letter-spacing="normal" fo:font-style="italic" fo:font-weight="bold" style:font-size-asian="12pt" style:font-size-complex="12pt"/>
    </style:style>
    <style:style style:name="T13" style:family="text">
      <style:text-properties fo:font-variant="normal" fo:text-transform="none" fo:color="#000000" style:font-name="Agency FB" fo:font-size="12pt" fo:letter-spacing="normal" fo:font-style="italic" fo:font-weight="normal" style:font-size-asian="12pt" style:font-size-complex="12pt"/>
    </style:style>
    <style:style style:name="T14" style:family="text">
      <style:text-properties style:font-name="inherit"/>
    </style:style>
    <style:style style:name="T15" style:family="text">
      <style:text-properties fo:color="#ffffff" fo:background-color="#45484d"/>
    </style:style>
    <style:style style:name="T16" style:family="text">
      <style:text-properties fo:color="#3366ff" style:text-line-through-style="none" style:text-underline-style="none" style:text-blinking="false"/>
    </style:style>
    <style:style style:name="T17" style:family="text">
      <style:text-properties fo:color="#3366ff" style:text-line-through-style="none" style:font-name="inherit" style:text-underline-style="none" style:text-blinking="false"/>
    </style:style>
    <style:style style:name="T18" style:family="text">
      <style:text-properties fo:color="#3366ff" style:text-line-through-style="none" style:font-name="Times New Roman" style:text-underline-style="none" style:text-blinking="false"/>
    </style:style>
    <style:style style:name="T19" style:family="text">
      <style:text-properties fo:color="#333333"/>
    </style:style>
    <style:style style:name="T20" style:family="text">
      <style:text-properties fo:color="#333333" style:font-name="inherit"/>
    </style:style>
    <style:style style:name="T21" style:family="text">
      <style:text-properties fo:color="#333333" style:font-name="Times New Roman"/>
    </style:style>
    <style:style style:name="T22" style:family="text">
      <style:text-properties style:font-name="Times New Roman"/>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Frame">
      <style:graphic-properties fo:margin-left="0.2917in" fo:margin-right="0in" fo:margin-top="0in" fo:margin-bottom="0in" style:wrap="left" style:number-wrapped-paragraphs="no-limit" style:vertical-pos="top" style:vertical-rel="paragraph-content" style:horizontal-pos="right" style:horizontal-rel="paragraph" fo:padding="0in" fo:border="none"/>
    </style:style>
    <style:style style:name="fr3" style:family="graphic" style:parent-style-name="Graphics">
      <style:graphic-properties fo:margin-left="0.1874in" fo:margin-right="0.1874in" fo:margin-top="0.1874in" fo:margin-bottom="0.1874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17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17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are the mistakes that Software engineers <text:s/>make in their early life?</text:p>
      <text:p text:style-name="Standard"/>
      <text:list xml:id="list1103559526729030473" text:style-name="L1">
        <text:list-item>
          <text:p text:style-name="P4">Being far too aggressive about sizing and specifying projects.</text:p>
        </text:list-item>
        <text:list-item>
          <text:p text:style-name="P4">Not managing your manager / setting expectations.</text:p>
        </text:list-item>
        <text:list-item>
          <text:p text:style-name="P4">Expecting you can read intent and tone in email communication.  (ASCII does not contain facial expression or intonation.)</text:p>
        </text:list-item>
        <text:list-item>
          <text:p text:style-name="P4">Not being willing to learn new languages and skills.</text:p>
        </text:list-item>
        <text:list-item>
          <text:p text:style-name="P4">Not reading technical books.</text:p>
        </text:list-item>
        <text:list-item>
          <text:p text:style-name="P4">Not focusing on career development and networking.</text:p>
        </text:list-item>
        <text:list-item>
          <text:p text:style-name="P4">Not attempting to use proper algorithms.</text:p>
        </text:list-item>
        <text:list-item>
          <text:p text:style-name="P4">Not paying attention to performance.</text:p>
        </text:list-item>
        <text:list-item>
          <text:p text:style-name="P4">Not paying attention to object modeling.</text:p>
        </text:list-item>
      </text:list>
      <text:p text:style-name="P1">What are the biggest Myths Software engineers believe in ? </text:p>
      <text:list xml:id="list5980937145241480649" text:style-name="L2">
        <text:list-item>
          <text:p text:style-name="P5">It should take me just a day or two, would definitely be done by the end of week.</text:p>
        </text:list-item>
        <text:list-item>
          <text:p text:style-name="P5">It's the most skilled engineers who become managers.</text:p>
        </text:list-item>
        <text:list-item>
          <text:p text:style-name="P5">The most well-designed projects become killed products.</text:p>
        </text:list-item>
        <text:list-item>
          <text:p text:style-name="P5">An engineering tool designed for a job is the best way to do that job.</text:p>
        </text:list-item>
        <text:list-item>
          <text:p text:style-name="P5">After a few completed projects a software engineer could design a satellite communication protocol, or a distributed filesystem, or a parallelizing compiler, or a master election mechanism, or just a high-performance stream processing engine.</text:p>
        </text:list-item>
        <text:list-item>
          <text:p text:style-name="P5">Computers are predictable.</text:p>
        </text:list-item>
        <text:list-item>
          <text:p text:style-name="P5">OOP is useful.</text:p>
        </text:list-item>
        <text:list-item>
          <text:p text:style-name="P5">goto is bad.</text:p>
        </text:list-item>
        <text:list-item>
          <text:p text:style-name="P5">Java is a good language.</text:p>
        </text:list-item>
        <text:list-item>
          <text:p text:style-name="P8">Proficiency in logic and precise communication is what makes a human well-equipped for today's world.</text:p>
        </text:list-item>
      </text:list>
      <text:p text:style-name="P1"/>
      <text:p text:style-name="P1">What are the growth stages of a programmer ? </text:p>
      <text:p text:style-name="P2">I believe there's three phases in a developer's life:</text:p>
      <text:list xml:id="list3181069894325966439" text:style-name="L3">
        <text:list-item>
          <text:p text:style-name="P6"><text:span text:style-name="T1">The novice hacker</text:span><text:line-break/>"This code sure is ugly and I don't quite understand why it works, but here it is!"<text:line-break/><text:line-break/>A developer in this phase finds creative solutions to problems, they just happen to be copy/pasted from all over the internet.<text:line-break/><text:line-break/>The problem is that the code breaks whenever it needs to be changed or it encounters a new situation.</text:p>
        </text:list-item>
        <text:list-item>
          <text:p text:style-name="P6"><text:soft-page-break/><text:span text:style-name="T1">The philosophizing abstracter</text:span><text:line-break/>"This code works for now, but if I move this part into a factory, and create an interface for these methods, it'll also support all these future cases I can think of!"<text:line-break/><text:line-break/>They've read all the articles on how to structure code. There's a lot of patterns out there for object-oriented (or functional!) code. Their code has all sorts of useful interfaces, abstraction layers, factories, extension methods, data structures.<text:line-break/><text:line-break/>Things break down when the project needs to move in an unexpected direction and it turns out that implementing the change requires changing a lot of the codebase because there were a bit too many abstractions that ended up creating hidden dependencies across the code.</text:p>
        </text:list-item>
        <text:list-item>
          <text:p text:style-name="P6"><text:span text:style-name="T1">The wise hacker</text:span><text:line-break/>"Move fast. Break things. Revise and fix. Get shit done."<text:line-break/><text:line-break/>Finally, developers balance the concepts of hacking and abstracting. They write code that simply solves the problem at hand, <text:span text:style-name="T2">then</text:span> they take a step back and look for repetition that can be simplified. They know from experience that things always change unexpectedly and that you can't always foresee what will or will not be useful in the future.</text:p>
        </text:list-item>
      </text:list>
      <text:p text:style-name="P3"><text:span text:style-name="T3">The two first stages of a developer can be very inefficient at solving problems for different reasons, but combining them together with experience is what makes a good developer.</text:span><text:line-break/><text:line-break/><text:span text:style-name="T3">I think it's beautiful that most of the time developers both start out as and end up as scrappy hackers.</text:span> </text:p>
      <text:p text:style-name="P3"/>
      <text:p text:style-name="P3"/>
      <text:p text:style-name="P3"/>
      <text:h text:style-name="P16" text:outline-level="1"><text:soft-page-break/>Top 12 Highest Paying Computer Programming Languages You Should Learn</text:h>
      <text:p text:style-name="P15"><draw:a xlink:type="simple" xlink:href="http://fossbytes.com/wp-content/uploads/2014/11/highest-paying-programming-language.jpg"><draw:frame draw:style-name="fr3" draw:name="graphics1" text:anchor-type="as-char" svg:width="8.3819in" svg:height="4.1736in" draw:z-index="3"><draw:image xlink:href="http://fossbytes.com/wp-content/uploads/2014/11/highest-paying-programming-language.jpg" xlink:type="simple" xlink:show="embed" xlink:actuate="onLoad"/></draw:frame></draw:a></text:p>
      <text:p text:style-name="P9"><text:span text:style-name="Emphasis"><text:span text:style-name="Strong_20_Emphasis"><text:span text:style-name="T12">Short Byte</text:span></text:span></text:span><text:span text:style-name="Emphasis"><text:span text:style-name="T13">s: Most of us are familiar with C, C++, JAVA and Python etc., but as you go into this field, you will realize the value and amount of money that can be earned with some other languages. Here’s a list of the highest paying computer programming languages.</text:span></text:span></text:p>
      <text:p text:style-name="P13"><draw:frame draw:style-name="fr1" draw:name="Frame1" text:anchor-type="paragraph" svg:width="1.25in" draw:z-index="0"><draw:text-box fo:min-height="0.0161in"><text:p text:style-name="P13"/></draw:text-box></draw:frame><draw:frame draw:style-name="fr2" draw:name="Frame2" text:anchor-type="paragraph" svg:width="5.8957in" draw:z-index="1"><draw:text-box fo:min-height="0.0161in"><text:p text:style-name="P12"><text:span text:style-name="T15">T</text:span>he favorite coding language debate is one of the hottest topics of discussion among the coders and programmer has his/her own reasons to defend a particular language. Last year the average salary of a computer programmer inched towards an all-time high of $100,000.</text:p><text:p text:style-name="P7"><text:span text:style-name="T22">There are some languages which make your skill set more valuable and</text:span><text:a xlink:type="simple" xlink:href="http://qz.com/298635/these-programming-languages-will-earn-you-the-most-money/" office:target-frame-name="_blank" xlink:show="new" text:style-name="Internet_20_link" text:visited-style-name="Visited_20_Internet_20_Link"><text:span text:style-name="T18">Quartz</text:span></text:a><text:span text:style-name="T22"> has compiled all this data and based on a study from the Brookings Institution, it has created a list of the highest paying computer programming languages.</text:span></text:p><text:p text:style-name="P7"><text:span text:style-name="T21">Get 94% off on</text:span><text:span text:style-name="T22"> </text:span><text:a xlink:type="simple" xlink:href="https://deals.fossbytes.com/sales/learn-to-code-2015-course-bundle" office:target-frame-name="_blank" xlink:show="new" text:style-name="Internet_20_link" text:visited-style-name="Visited_20_Internet_20_Link"><text:span text:style-name="T18">The Complete 2015 Learn To Code Bundle</text:span></text:a></text:p><text:p text:style-name="P11">These are the highest paying computer programming languages ranked by salary:</text:p><text:p text:style-name="P10"><draw:a xlink:type="simple" xlink:href="http://fossbytes.com/wp-content/uploads/2014/11/top-paying-languages.png"><draw:frame draw:style-name="fr3" draw:name="graphics2" text:anchor-type="as-char" svg:width="8.6217in" svg:height="6.3091in" draw:z-index="2"><draw:image xlink:href="http://fossbytes.com/wp-content/uploads/2014/11/top-paying-languages.png" xlink:type="simple" xlink:show="embed" xlink:actuate="onLoad"/><svg:title>top-paying-languages</svg:title></draw:frame></draw:a></text:p><text:p text:style-name="P11">If you love to play with codes and you are having full command over some of these computer programming languages, you can earn around $100,000. You should learn more diverse languages and focus on your strengths if you want one of the highest paying jobs in tech.</text:p><text:p text:style-name="P11">Which Language should be at top according to you?</text:p></draw:text-box></draw:frame><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Times, 'Times New Roman', serif"/>
    <style:font-face style:name="OpenSymbol" svg:font-family="OpenSymbol"/>
    <style:font-face style:name="Tahoma1" svg:font-family="Tahoma"/>
    <style:font-face style:name="Ubuntu" svg:font-family="Ubuntu, Arial, sans-serif"/>
    <style:font-face style:name="inherit" svg:font-family="inherit"/>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7M14S</meta:editing-duration>
    <meta:editing-cycles>6</meta:editing-cycles>
    <meta:generator>OpenOffice/4.1.1$Win32 OpenOffice.org_project/411m6$Build-9775</meta:generator>
    <dc:date>2015-11-16T23:01:54.19</dc:date>
    <dc:creator>Sourab Sharma</dc:creator>
    <meta:document-statistic meta:table-count="0" meta:image-count="2" meta:object-count="0" meta:page-count="4" meta:paragraph-count="37" meta:word-count="758" meta:character-count="4444"/>
    <meta:user-defined meta:name="Info 1"/>
    <meta:user-defined meta:name="Info 2"/>
    <meta:user-defined meta:name="Info 3"/>
    <meta:user-defined meta:name="Info 4"/>
  </office:meta>
</office:document-meta>
</file>